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89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2547in"/>
    </style:style>
    <style:style style:name="co5" style:family="table-column">
      <style:table-column-properties fo:break-before="auto" style:column-width="6.2929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2.4929in"/>
    </style:style>
    <style:style style:name="co8" style:family="table-column">
      <style:table-column-properties fo:break-before="auto" style:column-width="0.2102in"/>
    </style:style>
    <style:style style:name="co9" style:family="table-column">
      <style:table-column-properties fo:break-before="auto" style:column-width="5.2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ta1" style:family="table" style:master-page-name="PageStyle_5f_abuse_20_claimed_20_checkboxes">
      <style:table-properties table:display="true" style:writing-mode="lr-tb"/>
    </style:style>
    <style:style style:name="ta2" style:family="table" style:master-page-name="PageStyle_5f_affidavit_20_allegation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buse claimed checkbox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 table:number-columns-spanned="2" table:number-rows-spanned="1">
            <text:p>Abuse claimed in checkboxes in petitions for restraining orders</text:p>
          </table:table-cell>
          <table:covered-table-cell table:style-name="ce3"/>
          <table:table-cell table:style-name="ce3" table:number-columns-repeated="2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4" table:number-rows-spanned="1">
            <text:p>Based on all non-impounded peitions for Abuse Prevention Orders (M.G.L. c. 209A), </text:p>
          </table:table-cell>
          <table:covered-table-cell table:number-columns-repeated="3" table:style-name="ce3"/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4" table:number-rows-spanned="1">
            <text:p>filed in Massachusetts’ Gardner District Court in calendar year 1997</text:p>
          </table:table-cell>
          <table:covered-table-cell table:number-columns-repeated="3" table:style-name="ce3"/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male subject</text:p>
          </table:table-cell>
          <table:table-cell table:style-name="ce4" office:value-type="string">
            <text:p>female subject</text:p>
          </table:table-cell>
          <table:table-cell table:style-name="ce4" office:value-type="string">
            <text:p>all subjects</text:p>
          </table:table-cell>
          <table:table-cell table:number-columns-repeated="1020"/>
        </table:table-row>
        <table:table-row table:style-name="ro1">
          <table:table-cell office:value-type="string">
            <text:p>number of petitions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83">
            <text:p>83</text:p>
          </table:table-cell>
          <table:table-cell table:style-name="ce5" table:formula="of:=[.B6]+[.C6]" office:value-type="float" office:value="381">
            <text:p>381</text:p>
          </table:table-cell>
          <table:table-cell/>
          <table:table-cell office:value-type="string">
            <text:p>Basile (2004) Table III, p. 63.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Fear: "Placed me in fear of imminent serious physical harm"</text:p>
          </table:table-cell>
          <table:table-cell table:style-name="ce6" office:value-type="percentage" office:value="0.76">
            <text:p>76%</text:p>
          </table:table-cell>
          <table:table-cell table:style-name="ce6" office:value-type="percentage" office:value="0.78">
            <text:p>78%</text:p>
          </table:table-cell>
          <table:table-cell table:style-name="ce8" table:formula="of:=SUMPRODUCT([.B8:.C8];[.B$6:.C$6])/[.D$6]" office:value-type="percentage" office:value="0.764356955380577">
            <text:p>76%</text:p>
          </table:table-cell>
          <table:table-cell/>
          <table:table-cell office:value-type="string">
            <text:p>Apparently some petitions did not include an affidavit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ttempt harm: "Attempted to cause me physical harm"</text:p>
          </table:table-cell>
          <table:table-cell table:style-name="ce6" office:value-type="percentage" office:value="0.31">
            <text:p>31%</text:p>
          </table:table-cell>
          <table:table-cell table:style-name="ce6" office:value-type="percentage" office:value="0.29">
            <text:p>29%</text:p>
          </table:table-cell>
          <table:table-cell table:style-name="ce8" table:formula="of:=SUMPRODUCT([.B9:.C9];[.B$6:.C$6])/[.D$6]" office:value-type="percentage" office:value="0.305643044619423">
            <text:p>31%</text:p>
          </table:table-cell>
          <table:table-cell/>
          <table:table-cell office:value-type="string">
            <text:p>See "affidavit allegations" sheet.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Harm: "Caused me physical harm"</text:p>
          </table:table-cell>
          <table:table-cell table:style-name="ce6" office:value-type="percentage" office:value="0.36">
            <text:p>36%</text:p>
          </table:table-cell>
          <table:table-cell table:style-name="ce6" office:value-type="percentage" office:value="0.33">
            <text:p>33%</text:p>
          </table:table-cell>
          <table:table-cell table:style-name="ce8" table:formula="of:=SUMPRODUCT([.B10:.C10];[.B$6:.C$6])/[.D$6]" office:value-type="percentage" office:value="0.353464566929134">
            <text:p>35%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orce Sex: "Caused me to engage in sexual relations by force, threat of force, or duress"</text:p>
          </table:table-cell>
          <table:table-cell table:style-name="ce6" office:value-type="percentage" office:value="0.05">
            <text:p>5%</text:p>
          </table:table-cell>
          <table:table-cell table:style-name="ce6" office:value-type="percentage" office:value="0">
            <text:p>0%</text:p>
          </table:table-cell>
          <table:table-cell table:style-name="ce8" table:formula="of:=SUMPRODUCT([.B11:.C11];[.B$6:.C$6])/[.D$6]" office:value-type="percentage" office:value="0.0391076115485564">
            <text:p>4%</text:p>
          </table:table-cell>
          <table:table-cell table:style-name="ce9" table:number-columns-repeated="1020"/>
        </table:table-row>
        <table:table-row table:style-name="ro1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>
          <table:table-cell table:style-name="ce2" office:value-type="string">
            <text:p>Only fear</text:p>
          </table:table-cell>
          <table:table-cell table:style-name="ce6" office:value-type="percentage" office:value="0.41">
            <text:p>41%</text:p>
          </table:table-cell>
          <table:table-cell table:style-name="ce6" office:value-type="percentage" office:value="0.4">
            <text:p>40%</text:p>
          </table:table-cell>
          <table:table-cell table:style-name="ce8" table:formula="of:=SUMPRODUCT([.B13:.C13];[.B$6:.C$6])/[.D$6]" office:value-type="percentage" office:value="0.407821522309711">
            <text:p>41%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Only fear and/or attempt harm</text:p>
          </table:table-cell>
          <table:table-cell table:style-name="ce6" office:value-type="percentage" office:value="0.64">
            <text:p>64%</text:p>
          </table:table-cell>
          <table:table-cell table:style-name="ce6" office:value-type="percentage" office:value="0.66">
            <text:p>66%</text:p>
          </table:table-cell>
          <table:table-cell table:style-name="ce8" table:formula="of:=SUMPRODUCT([.B14:.C14];[.B$6:.C$6])/[.D$6]" office:value-type="percentage" office:value="0.644356955380578">
            <text:p>64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asile, Steve (2004). "Comparison of Abuse Alledged by Same- and Opposite-Gender Litigants as Cited in Requests for Abuse Prevention Orders." Journal of Family Violence vol. 19(1): 59-68.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fidavit allegations" table:style-name="ta2" table:print="false">
        <table:table-column table:style-name="co7" table:default-cell-style-name="Excel_20_Built-in_20_Normal"/>
        <table:table-column table:style-name="co2" table:number-columns-repeated="6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1014" table:default-cell-style-name="Excel_20_Built-in_20_Normal"/>
        <table:table-row table:style-name="ro1">
          <table:table-cell table:style-name="ce1" office:value-type="string" table:number-columns-spanned="4" table:number-rows-spanned="1">
            <text:p>Specific allegations of abuse in petitions for restraining orders</text:p>
          </table:table-cell>
          <table:covered-table-cell table:number-columns-repeated="3" table:style-name="ce3"/>
          <table:table-cell table:style-name="ce3"/>
          <table:table-cell table:number-columns-repeated="4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5" table:number-rows-spanned="1">
            <text:p>Based on all non-impounded petitions for Abuse Prevention Orders (M.G.L. c. 209A)</text:p>
          </table:table-cell>
          <table:covered-table-cell table:number-columns-repeated="4" table:style-name="ce3"/>
          <table:table-cell table:number-columns-repeated="4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4" table:number-rows-spanned="1">
            <text:p>filed in Massachusetts’ Gardner District Court in calendar year 1997</text:p>
          </table:table-cell>
          <table:covered-table-cell table:number-columns-repeated="3" table:style-name="ce3"/>
          <table:table-cell table:style-name="ce3"/>
          <table:table-cell table:number-columns-repeated="4"/>
          <table:table-cell office:value-type="string">
            <text:p>Version: 1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"/>
          <table:table-cell table:style-name="ce4" office:value-type="string">
            <text:p>male petitioner, male subject</text:p>
          </table:table-cell>
          <table:table-cell table:style-name="ce4" office:value-type="string">
            <text:p>female petitioner, female subject</text:p>
          </table:table-cell>
          <table:table-cell table:style-name="ce4" office:value-type="string">
            <text:p>female petition, male subject</text:p>
          </table:table-cell>
          <table:table-cell table:style-name="ce4" office:value-type="string">
            <text:p>male petitioner, female subject</text:p>
          </table:table-cell>
          <table:table-cell table:style-name="ce4" office:value-type="string">
            <text:p>female petitioner</text:p>
          </table:table-cell>
          <table:table-cell table:style-name="ce4" office:value-type="string">
            <text:p>male petitioner</text:p>
          </table:table-cell>
          <table:table-cell table:style-name="ce4" office:value-type="string">
            <text:p>all petitions</text:p>
          </table:table-cell>
          <table:table-cell table:style-name="ce10"/>
          <table:table-cell table:style-name="ce10" office:value-type="string">
            <text:p>source and notes</text:p>
          </table:table-cell>
          <table:table-cell table:style-name="ce10" table:number-columns-repeated="1014"/>
        </table:table-row>
        <table:table-row table:style-name="ro3">
          <table:table-cell table:style-name="ce10" office:value-type="string">
            <text:p>number of petitions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49">
            <text:p>49</text:p>
          </table:table-cell>
          <table:table-cell table:style-name="ce5" table:formula="of:=[.C7]+[.D7]" office:value-type="float" office:value="282">
            <text:p>282</text:p>
          </table:table-cell>
          <table:table-cell table:style-name="ce5" table:formula="of:=[.B7]+[.E7]" office:value-type="float" office:value="66">
            <text:p>66</text:p>
          </table:table-cell>
          <table:table-cell table:style-name="ce5" table:formula="of:=SUM([.B7:.E7])" office:value-type="float" office:value="348">
            <text:p>348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hare of petitions by category of allegation of physical assault</text:p>
          </table:table-cell>
          <table:table-cell table:style-name="ce5" table:number-columns-repeated="7"/>
          <table:table-cell table:number-columns-repeated="1016"/>
        </table:table-row>
        <table:table-row table:style-name="ro3">
          <table:table-cell table:style-name="ce10" office:value-type="string">
            <text:p>Pushed or shoved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.18">
            <text:p>18%</text:p>
          </table:table-cell>
          <table:table-cell table:style-name="ce11" office:value-type="percentage" office:value="0.19">
            <text:p>19%</text:p>
          </table:table-cell>
          <table:table-cell table:style-name="ce11" office:value-type="percentage" office:value="0.08">
            <text:p>8%</text:p>
          </table:table-cell>
          <table:table-cell table:style-name="ce12" table:formula="of:=([.C9]*[.C$7]+[.D9]*[.D$7])/[.F$7]" office:value-type="percentage" office:value="0.189007092198582">
            <text:p>19%</text:p>
          </table:table-cell>
          <table:table-cell table:style-name="ce12" table:formula="of:=([.B9]*[.B$7]+[.E9]*[.E$7])/[.G$7]" office:value-type="percentage" office:value="0.0748484848484848">
            <text:p>7%</text:p>
          </table:table-cell>
          <table:table-cell table:style-name="ce12" table:formula="of:=SUMPRODUCT([.B9:.E9];[.B$7:.E$7])/[.H$7]" office:value-type="percentage" office:value="0.16735632183908">
            <text:p>17%</text:p>
          </table:table-cell>
          <table:table-cell/>
          <table:table-cell office:value-type="string">
            <text:p>Categorized from discursive claims in affidavits accompanying petitions.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Punched/hit with harmful object</text:p>
          </table:table-cell>
          <table:table-cell table:number-columns-repeated="2" table:style-name="ce11" office:value-type="percentage" office:value="0.18">
            <text:p>18%</text:p>
          </table:table-cell>
          <table:table-cell table:style-name="ce11" office:value-type="percentage" office:value="0.15">
            <text:p>15%</text:p>
          </table:table-cell>
          <table:table-cell table:style-name="ce11" office:value-type="percentage" office:value="0.2">
            <text:p>20%</text:p>
          </table:table-cell>
          <table:table-cell table:style-name="ce12" table:formula="of:=([.C10]*[.C$7]+[.D10]*[.D$7])/[.F$7]" office:value-type="percentage" office:value="0.152978723404255">
            <text:p>15%</text:p>
          </table:table-cell>
          <table:table-cell table:style-name="ce12" table:formula="of:=([.B10]*[.B$7]+[.E10]*[.E$7])/[.G$7]" office:value-type="percentage" office:value="0.194848484848485">
            <text:p>19%</text:p>
          </table:table-cell>
          <table:table-cell table:style-name="ce12" table:formula="of:=SUMPRODUCT([.B10:.E10];[.B$7:.E$7])/[.H$7]" office:value-type="percentage" office:value="0.160919540229885">
            <text:p>16%</text:p>
          </table:table-cell>
          <table:table-cell/>
          <table:table-cell office:value-type="string">
            <text:p>For check-box claims, see "abuse claimed checkboxes" sheet.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Hit in face or groin</text:p>
          </table:table-cell>
          <table:table-cell table:style-name="ce11" office:value-type="percentage" office:value="0.12">
            <text:p>12%</text:p>
          </table:table-cell>
          <table:table-cell table:style-name="ce11" office:value-type="percentage" office:value="0.21">
            <text:p>21%</text:p>
          </table:table-cell>
          <table:table-cell table:style-name="ce11" office:value-type="percentage" office:value="0.11">
            <text:p>11%</text:p>
          </table:table-cell>
          <table:table-cell table:style-name="ce11" office:value-type="percentage" office:value="0.14">
            <text:p>14%</text:p>
          </table:table-cell>
          <table:table-cell table:style-name="ce12" table:formula="of:=([.C11]*[.C$7]+[.D11]*[.D$7])/[.F$7]" office:value-type="percentage" office:value="0.119929078014184">
            <text:p>12%</text:p>
          </table:table-cell>
          <table:table-cell table:style-name="ce12" table:formula="of:=([.B11]*[.B$7]+[.E11]*[.E$7])/[.G$7]" office:value-type="percentage" office:value="0.134848484848485">
            <text:p>13%</text:p>
          </table:table-cell>
          <table:table-cell table:style-name="ce12" table:formula="of:=SUMPRODUCT([.B11:.E11];[.B$7:.E$7])/[.H$7]" office:value-type="percentage" office:value="0.122758620689655">
            <text:p>12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Grabbed</text:p>
          </table:table-cell>
          <table:table-cell table:number-columns-repeated="2" table:style-name="ce11" office:value-type="percentage" office:value="0">
            <text:p>0%</text:p>
          </table:table-cell>
          <table:table-cell table:style-name="ce11" office:value-type="percentage" office:value="0.13">
            <text:p>13%</text:p>
          </table:table-cell>
          <table:table-cell table:style-name="ce11" office:value-type="percentage" office:value="0.06">
            <text:p>6%</text:p>
          </table:table-cell>
          <table:table-cell table:style-name="ce12" table:formula="of:=([.C12]*[.C$7]+[.D12]*[.D$7])/[.F$7]" office:value-type="percentage" office:value="0.11709219858156">
            <text:p>12%</text:p>
          </table:table-cell>
          <table:table-cell table:style-name="ce12" table:formula="of:=([.B12]*[.B$7]+[.E12]*[.E$7])/[.G$7]" office:value-type="percentage" office:value="0.0445454545454546">
            <text:p>4%</text:p>
          </table:table-cell>
          <table:table-cell table:style-name="ce12" table:formula="of:=SUMPRODUCT([.B12:.E12];[.B$7:.E$7])/[.H$7]" office:value-type="percentage" office:value="0.103333333333333">
            <text:p>10%</text:p>
          </table:table-cell>
          <table:table-cell/>
          <table:table-cell office:value-type="string">
            <text:p>Based on Basile (2004) p. 65, Table VI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Slapped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.18">
            <text:p>18%</text:p>
          </table:table-cell>
          <table:table-cell table:number-columns-repeated="2" table:style-name="ce11" office:value-type="percentage" office:value="0.06">
            <text:p>6%</text:p>
          </table:table-cell>
          <table:table-cell table:style-name="ce12" table:formula="of:=([.C13]*[.C$7]+[.D13]*[.D$7])/[.F$7]" office:value-type="percentage" office:value="0.0719148936170213">
            <text:p>7%</text:p>
          </table:table-cell>
          <table:table-cell table:style-name="ce12" table:formula="of:=([.B13]*[.B$7]+[.E13]*[.E$7])/[.G$7]" office:value-type="percentage" office:value="0.06">
            <text:p>6%</text:p>
          </table:table-cell>
          <table:table-cell table:style-name="ce12" table:formula="of:=SUMPRODUCT([.B13:.E13];[.B$7:.E$7])/[.H$7]" office:value-type="percentage" office:value="0.0696551724137931">
            <text:p>7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Slammed against wall or object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9">
            <text:p>9%</text:p>
          </table:table-cell>
          <table:table-cell table:style-name="ce11" office:value-type="percentage" office:value="0">
            <text:p>0%</text:p>
          </table:table-cell>
          <table:table-cell table:style-name="ce12" table:formula="of:=([.C14]*[.C$7]+[.D14]*[.D$7])/[.F$7]" office:value-type="percentage" office:value="0.081063829787234">
            <text:p>8%</text:p>
          </table:table-cell>
          <table:table-cell table:style-name="ce12" table:formula="of:=([.B14]*[.B$7]+[.E14]*[.E$7])/[.G$7]" office:value-type="percentage" office:value="0.0154545454545455">
            <text:p>2%</text:p>
          </table:table-cell>
          <table:table-cell table:style-name="ce12" table:formula="of:=SUMPRODUCT([.B14:.E14];[.B$7:.E$7])/[.H$7]" office:value-type="percentage" office:value="0.0686206896551724">
            <text:p>7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Kicked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.11">
            <text:p>11%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.08">
            <text:p>8%</text:p>
          </table:table-cell>
          <table:table-cell table:style-name="ce12" table:formula="of:=([.C15]*[.C$7]+[.D15]*[.D$7])/[.F$7]" office:value-type="percentage" office:value="0.0649645390070922">
            <text:p>6%</text:p>
          </table:table-cell>
          <table:table-cell table:style-name="ce12" table:formula="of:=([.B15]*[.B$7]+[.E15]*[.E$7])/[.G$7]" office:value-type="percentage" office:value="0.0748484848484848">
            <text:p>7%</text:p>
          </table:table-cell>
          <table:table-cell table:style-name="ce12" table:formula="of:=SUMPRODUCT([.B15:.E15];[.B$7:.E$7])/[.H$7]" office:value-type="percentage" office:value="0.0668390804597701">
            <text:p>7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hrew harmful object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.18">
            <text:p>18%</text:p>
          </table:table-cell>
          <table:table-cell table:style-name="ce11" office:value-type="percentage" office:value="0.04">
            <text:p>4%</text:p>
          </table:table-cell>
          <table:table-cell table:style-name="ce11" office:value-type="percentage" office:value="0.14">
            <text:p>14%</text:p>
          </table:table-cell>
          <table:table-cell table:style-name="ce12" table:formula="of:=([.C16]*[.C$7]+[.D16]*[.D$7])/[.F$7]" office:value-type="percentage" office:value="0.0539007092198581">
            <text:p>5%</text:p>
          </table:table-cell>
          <table:table-cell table:style-name="ce12" table:formula="of:=([.B16]*[.B$7]+[.E16]*[.E$7])/[.G$7]" office:value-type="percentage" office:value="0.119393939393939">
            <text:p>12%</text:p>
          </table:table-cell>
          <table:table-cell table:style-name="ce12" table:formula="of:=SUMPRODUCT([.B16:.E16];[.B$7:.E$7])/[.H$7]" office:value-type="percentage" office:value="0.0663218390804598">
            <text:p>7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Choked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4">
            <text:p>4%</text:p>
          </table:table-cell>
          <table:table-cell table:style-name="ce11" office:value-type="percentage" office:value="0.08">
            <text:p>8%</text:p>
          </table:table-cell>
          <table:table-cell table:style-name="ce11" office:value-type="percentage" office:value="0">
            <text:p>0%</text:p>
          </table:table-cell>
          <table:table-cell table:style-name="ce12" table:formula="of:=([.C17]*[.C$7]+[.D17]*[.D$7])/[.F$7]" office:value-type="percentage" office:value="0.0760283687943262">
            <text:p>8%</text:p>
          </table:table-cell>
          <table:table-cell table:style-name="ce12" table:formula="of:=([.B17]*[.B$7]+[.E17]*[.E$7])/[.G$7]" office:value-type="percentage" office:value="0">
            <text:p>0%</text:p>
          </table:table-cell>
          <table:table-cell table:style-name="ce12" table:formula="of:=SUMPRODUCT([.B17:.E17];[.B$7:.E$7])/[.H$7]" office:value-type="percentage" office:value="0.0616091954022989">
            <text:p>6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Used gun, knife, or other weapon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7">
            <text:p>7%</text:p>
          </table:table-cell>
          <table:table-cell table:style-name="ce11" office:value-type="percentage" office:value="0.01">
            <text:p>1%</text:p>
          </table:table-cell>
          <table:table-cell table:style-name="ce11" office:value-type="percentage" office:value="0.14">
            <text:p>14%</text:p>
          </table:table-cell>
          <table:table-cell table:style-name="ce12" table:formula="of:=([.C18]*[.C$7]+[.D18]*[.D$7])/[.F$7]" office:value-type="percentage" office:value="0.0159574468085106">
            <text:p>2%</text:p>
          </table:table-cell>
          <table:table-cell table:style-name="ce12" table:formula="of:=([.B18]*[.B$7]+[.E18]*[.E$7])/[.G$7]" office:value-type="percentage" office:value="0.103939393939394">
            <text:p>10%</text:p>
          </table:table-cell>
          <table:table-cell table:style-name="ce12" table:formula="of:=SUMPRODUCT([.B18:.E18];[.B$7:.E$7])/[.H$7]" office:value-type="percentage" office:value="0.0326436781609195">
            <text:p>3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Held against will</text:p>
          </table:table-cell>
          <table:table-cell table:style-name="ce11" office:value-type="percentage" office:value="0">
            <text:p>0%</text:p>
          </table:table-cell>
          <table:table-cell table:number-columns-repeated="2" table:style-name="ce11" office:value-type="percentage" office:value="0.04">
            <text:p>4%</text:p>
          </table:table-cell>
          <table:table-cell table:style-name="ce11" office:value-type="percentage" office:value="0">
            <text:p>0%</text:p>
          </table:table-cell>
          <table:table-cell table:style-name="ce12" table:formula="of:=([.C19]*[.C$7]+[.D19]*[.D$7])/[.F$7]" office:value-type="percentage" office:value="0.04">
            <text:p>4%</text:p>
          </table:table-cell>
          <table:table-cell table:style-name="ce12" table:formula="of:=([.B19]*[.B$7]+[.E19]*[.E$7])/[.G$7]" office:value-type="percentage" office:value="0">
            <text:p>0%</text:p>
          </table:table-cell>
          <table:table-cell table:style-name="ce12" table:formula="of:=SUMPRODUCT([.B19:.E19];[.B$7:.E$7])/[.H$7]" office:value-type="percentage" office:value="0.0324137931034483">
            <text:p>3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wisted arm or pulled hair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4">
            <text:p>4%</text:p>
          </table:table-cell>
          <table:table-cell table:style-name="ce11" office:value-type="percentage" office:value="0.03">
            <text:p>3%</text:p>
          </table:table-cell>
          <table:table-cell table:style-name="ce11" office:value-type="percentage" office:value="0.04">
            <text:p>4%</text:p>
          </table:table-cell>
          <table:table-cell table:style-name="ce12" table:formula="of:=([.C20]*[.C$7]+[.D20]*[.D$7])/[.F$7]" office:value-type="percentage" office:value="0.0309929078014184">
            <text:p>3%</text:p>
          </table:table-cell>
          <table:table-cell table:style-name="ce12" table:formula="of:=([.B20]*[.B$7]+[.E20]*[.E$7])/[.G$7]" office:value-type="percentage" office:value="0.0296969696969697">
            <text:p>3%</text:p>
          </table:table-cell>
          <table:table-cell table:style-name="ce12" table:formula="of:=SUMPRODUCT([.B20:.E20];[.B$7:.E$7])/[.H$7]" office:value-type="percentage" office:value="0.0307471264367816">
            <text:p>3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Beat up</text:p>
          </table:table-cell>
          <table:table-cell table:number-columns-repeated="2" table:style-name="ce11" office:value-type="percentage" office:value="0">
            <text:p>0%</text:p>
          </table:table-cell>
          <table:table-cell table:style-name="ce11" office:value-type="percentage" office:value="0.03">
            <text:p>3%</text:p>
          </table:table-cell>
          <table:table-cell table:style-name="ce11" office:value-type="percentage" office:value="0">
            <text:p>0%</text:p>
          </table:table-cell>
          <table:table-cell table:style-name="ce12" table:formula="of:=([.C21]*[.C$7]+[.D21]*[.D$7])/[.F$7]" office:value-type="percentage" office:value="0.0270212765957447">
            <text:p>3%</text:p>
          </table:table-cell>
          <table:table-cell table:style-name="ce12" table:formula="of:=([.B21]*[.B$7]+[.E21]*[.E$7])/[.G$7]" office:value-type="percentage" office:value="0">
            <text:p>0%</text:p>
          </table:table-cell>
          <table:table-cell table:style-name="ce12" table:formula="of:=SUMPRODUCT([.B21:.E21];[.B$7:.E$7])/[.H$7]" office:value-type="percentage" office:value="0.0218965517241379">
            <text:p>2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Scratched or gouged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1">
            <text:p>1%</text:p>
          </table:table-cell>
          <table:table-cell table:style-name="ce11" office:value-type="percentage" office:value="0.08">
            <text:p>8%</text:p>
          </table:table-cell>
          <table:table-cell table:style-name="ce12" table:formula="of:=([.C22]*[.C$7]+[.D22]*[.D$7])/[.F$7]" office:value-type="percentage" office:value="0.00900709219858156">
            <text:p>1%</text:p>
          </table:table-cell>
          <table:table-cell table:style-name="ce12" table:formula="of:=([.B22]*[.B$7]+[.E22]*[.E$7])/[.G$7]" office:value-type="percentage" office:value="0.0748484848484848">
            <text:p>7%</text:p>
          </table:table-cell>
          <table:table-cell table:style-name="ce12" table:formula="of:=SUMPRODUCT([.B22:.E22];[.B$7:.E$7])/[.H$7]" office:value-type="percentage" office:value="0.0214942528735632">
            <text:p>2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Dragged</text:p>
          </table:table-cell>
          <table:table-cell table:number-columns-repeated="2" table:style-name="ce11" office:value-type="percentage" office:value="0">
            <text:p>0%</text:p>
          </table:table-cell>
          <table:table-cell table:style-name="ce11" office:value-type="percentage" office:value="0.02">
            <text:p>2%</text:p>
          </table:table-cell>
          <table:table-cell table:style-name="ce11" office:value-type="percentage" office:value="0">
            <text:p>0%</text:p>
          </table:table-cell>
          <table:table-cell table:style-name="ce12" table:formula="of:=([.C23]*[.C$7]+[.D23]*[.D$7])/[.F$7]" office:value-type="percentage" office:value="0.0180141843971631">
            <text:p>2%</text:p>
          </table:table-cell>
          <table:table-cell table:style-name="ce12" table:formula="of:=([.B23]*[.B$7]+[.E23]*[.E$7])/[.G$7]" office:value-type="percentage" office:value="0">
            <text:p>0%</text:p>
          </table:table-cell>
          <table:table-cell table:style-name="ce12" table:formula="of:=SUMPRODUCT([.B23:.E23];[.B$7:.E$7])/[.H$7]" office:value-type="percentage" office:value="0.0145977011494253">
            <text:p>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Bit</text:p>
          </table:table-cell>
          <table:table-cell table:number-columns-repeated="2" table:style-name="ce11" office:value-type="percentage" office:value="0">
            <text:p>0%</text:p>
          </table:table-cell>
          <table:table-cell table:style-name="ce11" office:value-type="percentage" office:value="0.01">
            <text:p>1%</text:p>
          </table:table-cell>
          <table:table-cell table:style-name="ce11" office:value-type="percentage" office:value="0.04">
            <text:p>4%</text:p>
          </table:table-cell>
          <table:table-cell table:style-name="ce12" table:formula="of:=([.C24]*[.C$7]+[.D24]*[.D$7])/[.F$7]" office:value-type="percentage" office:value="0.00900709219858156">
            <text:p>1%</text:p>
          </table:table-cell>
          <table:table-cell table:style-name="ce12" table:formula="of:=([.B24]*[.B$7]+[.E24]*[.E$7])/[.G$7]" office:value-type="percentage" office:value="0.0296969696969697">
            <text:p>3%</text:p>
          </table:table-cell>
          <table:table-cell table:style-name="ce12" table:formula="of:=SUMPRODUCT([.B24:.E24];[.B$7:.E$7])/[.H$7]" office:value-type="percentage" office:value="0.0129310344827586">
            <text:p>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Bent fingers</text:p>
          </table:table-cell>
          <table:table-cell table:number-columns-repeated="2" table:style-name="ce11" office:value-type="percentage" office:value="0">
            <text:p>0%</text:p>
          </table:table-cell>
          <table:table-cell table:style-name="ce11" office:value-type="percentage" office:value="0.01">
            <text:p>1%</text:p>
          </table:table-cell>
          <table:table-cell table:style-name="ce11" office:value-type="percentage" office:value="0">
            <text:p>0%</text:p>
          </table:table-cell>
          <table:table-cell table:style-name="ce12" table:formula="of:=([.C25]*[.C$7]+[.D25]*[.D$7])/[.F$7]" office:value-type="percentage" office:value="0.00900709219858156">
            <text:p>1%</text:p>
          </table:table-cell>
          <table:table-cell table:style-name="ce12" table:formula="of:=([.B25]*[.B$7]+[.E25]*[.E$7])/[.G$7]" office:value-type="percentage" office:value="0">
            <text:p>0%</text:p>
          </table:table-cell>
          <table:table-cell table:style-name="ce12" table:formula="of:=SUMPRODUCT([.B25:.E25];[.B$7:.E$7])/[.H$7]" office:value-type="percentage" office:value="0.00729885057471264">
            <text:p>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Hit with or pushed out of car</text:p>
          </table:table-cell>
          <table:table-cell table:style-name="ce11" office:value-type="percentage" office:value="0.06">
            <text:p>6%</text:p>
          </table:table-cell>
          <table:table-cell table:number-columns-repeated="3" table:style-name="ce11" office:value-type="percentage" office:value="0">
            <text:p>0%</text:p>
          </table:table-cell>
          <table:table-cell table:style-name="ce12" table:formula="of:=([.C26]*[.C$7]+[.D26]*[.D$7])/[.F$7]" office:value-type="percentage" office:value="0">
            <text:p>0%</text:p>
          </table:table-cell>
          <table:table-cell table:style-name="ce12" table:formula="of:=([.B26]*[.B$7]+[.E26]*[.E$7])/[.G$7]" office:value-type="percentage" office:value="0.0154545454545455">
            <text:p>2%</text:p>
          </table:table-cell>
          <table:table-cell table:style-name="ce12" table:formula="of:=SUMPRODUCT([.B26:.E26];[.B$7:.E$7])/[.H$7]" office:value-type="percentage" office:value="0.00293103448275862">
            <text:p>0%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5" table:number-columns-repeated="7"/>
          <table:table-cell/>
          <table:table-cell office:value-type="string">
            <text:p>Basile, Steve (2004). "Comparison of Abuse Alledged by Same- and Opposite-Gender Litigants as Cited in Requests for Abuse Prevention Orders." Journal of Family Violence vol. 19(1): 59-68.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4">
          <table:table-cell table:style-name="ce10"/>
          <table:table-cell table:style-name="ce4" office:value-type="string">
            <text:p>male petitioner, male subject</text:p>
          </table:table-cell>
          <table:table-cell table:style-name="ce4" office:value-type="string">
            <text:p>female petitioner, female subject</text:p>
          </table:table-cell>
          <table:table-cell table:style-name="ce4" office:value-type="string">
            <text:p>female petition, male subject</text:p>
          </table:table-cell>
          <table:table-cell table:style-name="ce4" office:value-type="string">
            <text:p>male petitioner, female subject</text:p>
          </table:table-cell>
          <table:table-cell table:style-name="ce4" office:value-type="string">
            <text:p>female petitioner</text:p>
          </table:table-cell>
          <table:table-cell table:style-name="ce4" office:value-type="string">
            <text:p>male petitioner</text:p>
          </table:table-cell>
          <table:table-cell table:style-name="ce4" office:value-type="string">
            <text:p>all petitions</text:p>
          </table:table-cell>
          <table:table-cell table:style-name="ce10" table:number-columns-repeated="1016"/>
        </table:table-row>
        <table:table-row table:style-name="ro3">
          <table:table-cell table:style-name="ce10" office:value-type="string">
            <text:p>number of petitioners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49">
            <text:p>49</text:p>
          </table:table-cell>
          <table:table-cell table:style-name="ce5" table:formula="of:=[.C31]+[.D31]" office:value-type="float" office:value="282">
            <text:p>282</text:p>
          </table:table-cell>
          <table:table-cell table:style-name="ce5" table:formula="of:=[.B31]+[.E31]" office:value-type="float" office:value="66">
            <text:p>66</text:p>
          </table:table-cell>
          <table:table-cell table:style-name="ce5" table:formula="of:=SUM([.B31:.E31])" office:value-type="float" office:value="348">
            <text:p>348</text:p>
          </table:table-cell>
          <table:table-cell/>
          <table:table-cell office:value-type="string">
            <text:p>Based on Basile (2004) p. 64, Table V</text:p>
          </table:table-cell>
          <table:table-cell table:number-columns-repeated="1014"/>
        </table:table-row>
        <table:table-row table:style-name="ro5">
          <table:table-cell table:style-name="ce10" office:value-type="string">
            <text:p>share of petitions by category of allegation of psychological aggression</text:p>
          </table:table-cell>
          <table:table-cell table:style-name="ce5" table:number-columns-repeated="7"/>
          <table:table-cell table:number-columns-repeated="1016"/>
        </table:table-row>
        <table:table-row table:style-name="ro3">
          <table:table-cell table:style-name="ce10" office:value-type="string">
            <text:p>Destroyed something</text:p>
          </table:table-cell>
          <table:table-cell table:style-name="ce11" office:value-type="percentage" office:value="0.12">
            <text:p>12%</text:p>
          </table:table-cell>
          <table:table-cell table:number-columns-repeated="2" table:style-name="ce11" office:value-type="percentage" office:value="0.21">
            <text:p>21%</text:p>
          </table:table-cell>
          <table:table-cell table:style-name="ce11" office:value-type="percentage" office:value="0.22">
            <text:p>22%</text:p>
          </table:table-cell>
          <table:table-cell table:style-name="ce12" table:formula="of:=([.C33]*[.C$31]+[.D33]*[.D$31])/[.F$31]" office:value-type="percentage" office:value="0.21">
            <text:p>21%</text:p>
          </table:table-cell>
          <table:table-cell table:style-name="ce12" table:formula="of:=([.B33]*[.B$31]+[.E33]*[.E$31])/[.G$31]" office:value-type="percentage" office:value="0.194242424242424">
            <text:p>19%</text:p>
          </table:table-cell>
          <table:table-cell table:style-name="ce12" table:formula="of:=SUMPRODUCT([.B33:.E33];[.B$31:.E$31])/[.H$31]" office:value-type="percentage" office:value="0.207011494252874">
            <text:p>2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Insulted or swore</text:p>
          </table:table-cell>
          <table:table-cell table:style-name="ce11" office:value-type="percentage" office:value="0.12">
            <text:p>12%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22">
            <text:p>22%</text:p>
          </table:table-cell>
          <table:table-cell table:style-name="ce11" office:value-type="percentage" office:value="0.14">
            <text:p>14%</text:p>
          </table:table-cell>
          <table:table-cell table:style-name="ce12" table:formula="of:=([.C34]*[.C$31]+[.D34]*[.D$31])/[.F$31]" office:value-type="percentage" office:value="0.222978723404255">
            <text:p>22%</text:p>
          </table:table-cell>
          <table:table-cell table:style-name="ce12" table:formula="of:=([.B34]*[.B$31]+[.E34]*[.E$31])/[.G$31]" office:value-type="percentage" office:value="0.134848484848485">
            <text:p>13%</text:p>
          </table:table-cell>
          <table:table-cell table:style-name="ce12" table:formula="of:=SUMPRODUCT([.B34:.E34];[.B$31:.E$31])/[.H$31]" office:value-type="percentage" office:value="0.206264367816092">
            <text:p>2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hreatened to hurt</text:p>
          </table:table-cell>
          <table:table-cell table:style-name="ce11" office:value-type="percentage" office:value="0.29">
            <text:p>29%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2">
            <text:p>20%</text:p>
          </table:table-cell>
          <table:table-cell table:style-name="ce11" office:value-type="percentage" office:value="0.18">
            <text:p>18%</text:p>
          </table:table-cell>
          <table:table-cell table:style-name="ce12" table:formula="of:=([.C35]*[.C$31]+[.D35]*[.D$31])/[.F$31]" office:value-type="percentage" office:value="0.204964539007092">
            <text:p>20%</text:p>
          </table:table-cell>
          <table:table-cell table:style-name="ce12" table:formula="of:=([.B35]*[.B$31]+[.E35]*[.E$31])/[.G$31]" office:value-type="percentage" office:value="0.208333333333333">
            <text:p>21%</text:p>
          </table:table-cell>
          <table:table-cell table:style-name="ce12" table:formula="of:=SUMPRODUCT([.B35:.E35];[.B$31:.E$31])/[.H$31]" office:value-type="percentage" office:value="0.205603448275862">
            <text:p>2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Shouted or yelled</text:p>
          </table:table-cell>
          <table:table-cell table:style-name="ce11" office:value-type="percentage" office:value="0.12">
            <text:p>12%</text:p>
          </table:table-cell>
          <table:table-cell table:number-columns-repeated="2" table:style-name="ce11" office:value-type="percentage" office:value="0.18">
            <text:p>18%</text:p>
          </table:table-cell>
          <table:table-cell table:style-name="ce11" office:value-type="percentage" office:value="0.1">
            <text:p>10%</text:p>
          </table:table-cell>
          <table:table-cell table:style-name="ce12" table:formula="of:=([.C36]*[.C$31]+[.D36]*[.D$31])/[.F$31]" office:value-type="percentage" office:value="0.18">
            <text:p>18%</text:p>
          </table:table-cell>
          <table:table-cell table:style-name="ce12" table:formula="of:=([.B36]*[.B$31]+[.E36]*[.E$31])/[.G$31]" office:value-type="percentage" office:value="0.105151515151515">
            <text:p>11%</text:p>
          </table:table-cell>
          <table:table-cell table:style-name="ce12" table:formula="of:=SUMPRODUCT([.B36:.E36];[.B$31:.E$31])/[.H$31]" office:value-type="percentage" office:value="0.165804597701149">
            <text:p>17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hreatened to kill</text:p>
          </table:table-cell>
          <table:table-cell table:style-name="ce11" office:value-type="percentage" office:value="0.12">
            <text:p>12%</text:p>
          </table:table-cell>
          <table:table-cell table:style-name="ce11" office:value-type="percentage" office:value="0.14">
            <text:p>14%</text:p>
          </table:table-cell>
          <table:table-cell table:style-name="ce11" office:value-type="percentage" office:value="0.17">
            <text:p>17%</text:p>
          </table:table-cell>
          <table:table-cell table:style-name="ce11" office:value-type="percentage" office:value="0.16">
            <text:p>16%</text:p>
          </table:table-cell>
          <table:table-cell table:style-name="ce12" table:formula="of:=([.C37]*[.C$31]+[.D37]*[.D$31])/[.F$31]" office:value-type="percentage" office:value="0.167021276595745">
            <text:p>17%</text:p>
          </table:table-cell>
          <table:table-cell table:style-name="ce12" table:formula="of:=([.B37]*[.B$31]+[.E37]*[.E$31])/[.G$31]" office:value-type="percentage" office:value="0.14969696969697">
            <text:p>15%</text:p>
          </table:table-cell>
          <table:table-cell table:style-name="ce12" table:formula="of:=SUMPRODUCT([.B37:.E37];[.B$31:.E$31])/[.H$31]" office:value-type="percentage" office:value="0.163735632183908">
            <text:p>16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Harassing phone calls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09">
            <text:p>9%</text:p>
          </table:table-cell>
          <table:table-cell table:style-name="ce11" office:value-type="percentage" office:value="0.22">
            <text:p>22%</text:p>
          </table:table-cell>
          <table:table-cell table:style-name="ce12" table:formula="of:=([.C38]*[.C$31]+[.D38]*[.D$31])/[.F$31]" office:value-type="percentage" office:value="0.105886524822695">
            <text:p>11%</text:p>
          </table:table-cell>
          <table:table-cell table:style-name="ce12" table:formula="of:=([.B38]*[.B$31]+[.E38]*[.E$31])/[.G$31]" office:value-type="percentage" office:value="0.178787878787879">
            <text:p>18%</text:p>
          </table:table-cell>
          <table:table-cell table:style-name="ce12" table:formula="of:=SUMPRODUCT([.B38:.E38];[.B$31:.E$31])/[.H$31]" office:value-type="percentage" office:value="0.119712643678161">
            <text:p>12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hreatened to take child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4">
            <text:p>4%</text:p>
          </table:table-cell>
          <table:table-cell table:style-name="ce11" office:value-type="percentage" office:value="0.08">
            <text:p>8%</text:p>
          </table:table-cell>
          <table:table-cell table:style-name="ce11" office:value-type="percentage" office:value="0.1">
            <text:p>10%</text:p>
          </table:table-cell>
          <table:table-cell table:style-name="ce12" table:formula="of:=([.C39]*[.C$31]+[.D39]*[.D$31])/[.F$31]" office:value-type="percentage" office:value="0.0760283687943262">
            <text:p>8%</text:p>
          </table:table-cell>
          <table:table-cell table:style-name="ce12" table:formula="of:=([.B39]*[.B$31]+[.E39]*[.E$31])/[.G$31]" office:value-type="percentage" office:value="0.0742424242424243">
            <text:p>7%</text:p>
          </table:table-cell>
          <table:table-cell table:style-name="ce12" table:formula="of:=SUMPRODUCT([.B39:.E39];[.B$31:.E$31])/[.H$31]" office:value-type="percentage" office:value="0.0756896551724138">
            <text:p>8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Would not leave</text:p>
          </table:table-cell>
          <table:table-cell table:style-name="ce11" office:value-type="percentage" office:value="0">
            <text:p>0%</text:p>
          </table:table-cell>
          <table:table-cell table:number-columns-repeated="2" table:style-name="ce11" office:value-type="percentage" office:value="0.07">
            <text:p>7%</text:p>
          </table:table-cell>
          <table:table-cell table:style-name="ce11" office:value-type="percentage" office:value="0.1">
            <text:p>10%</text:p>
          </table:table-cell>
          <table:table-cell table:style-name="ce12" table:formula="of:=([.C40]*[.C$31]+[.D40]*[.D$31])/[.F$31]" office:value-type="percentage" office:value="0.07">
            <text:p>7%</text:p>
          </table:table-cell>
          <table:table-cell table:style-name="ce12" table:formula="of:=([.B40]*[.B$31]+[.E40]*[.E$31])/[.G$31]" office:value-type="percentage" office:value="0.0742424242424243">
            <text:p>7%</text:p>
          </table:table-cell>
          <table:table-cell table:style-name="ce12" table:formula="of:=SUMPRODUCT([.B40:.E40];[.B$31:.E$31])/[.H$31]" office:value-type="percentage" office:value="0.0708045977011494">
            <text:p>7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Caused problem at my work</text:p>
          </table:table-cell>
          <table:table-cell table:number-columns-repeated="2" table:style-name="ce11" office:value-type="percentage" office:value="0">
            <text:p>0%</text:p>
          </table:table-cell>
          <table:table-cell table:style-name="ce11" office:value-type="percentage" office:value="0.05">
            <text:p>5%</text:p>
          </table:table-cell>
          <table:table-cell table:style-name="ce11" office:value-type="percentage" office:value="0.1">
            <text:p>10%</text:p>
          </table:table-cell>
          <table:table-cell table:style-name="ce12" table:formula="of:=([.C41]*[.C$31]+[.D41]*[.D$31])/[.F$31]" office:value-type="percentage" office:value="0.0450354609929078">
            <text:p>5%</text:p>
          </table:table-cell>
          <table:table-cell table:style-name="ce12" table:formula="of:=([.B41]*[.B$31]+[.E41]*[.E$31])/[.G$31]" office:value-type="percentage" office:value="0.0742424242424243">
            <text:p>7%</text:p>
          </table:table-cell>
          <table:table-cell table:style-name="ce12" table:formula="of:=SUMPRODUCT([.B41:.E41];[.B$31:.E$31])/[.H$31]" office:value-type="percentage" office:value="0.0505747126436782">
            <text:p>5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hreatened suicide</text:p>
          </table:table-cell>
          <table:table-cell table:style-name="ce11" office:value-type="percentage" office:value="0.06">
            <text:p>6%</text:p>
          </table:table-cell>
          <table:table-cell table:style-name="ce11" office:value-type="percentage" office:value="0.07">
            <text:p>7%</text:p>
          </table:table-cell>
          <table:table-cell table:style-name="ce11" office:value-type="percentage" office:value="0.04">
            <text:p>4%</text:p>
          </table:table-cell>
          <table:table-cell table:style-name="ce11" office:value-type="percentage" office:value="0">
            <text:p>0%</text:p>
          </table:table-cell>
          <table:table-cell table:style-name="ce12" table:formula="of:=([.C42]*[.C$31]+[.D42]*[.D$31])/[.F$31]" office:value-type="percentage" office:value="0.0429787234042553">
            <text:p>4%</text:p>
          </table:table-cell>
          <table:table-cell table:style-name="ce12" table:formula="of:=([.B42]*[.B$31]+[.E42]*[.E$31])/[.G$31]" office:value-type="percentage" office:value="0.0154545454545455">
            <text:p>2%</text:p>
          </table:table-cell>
          <table:table-cell table:style-name="ce12" table:formula="of:=SUMPRODUCT([.B42:.E42];[.B$31:.E$31])/[.H$31]" office:value-type="percentage" office:value="0.0377586206896552">
            <text:p>4%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Threaten to file 209A or false charges 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4">
            <text:p>4%</text:p>
          </table:table-cell>
          <table:table-cell table:style-name="ce11" office:value-type="percentage" office:value="0.01">
            <text:p>1%</text:p>
          </table:table-cell>
          <table:table-cell table:style-name="ce11" office:value-type="percentage" office:value="0.06">
            <text:p>6%</text:p>
          </table:table-cell>
          <table:table-cell table:style-name="ce12" table:formula="of:=([.C43]*[.C$31]+[.D43]*[.D$31])/[.F$31]" office:value-type="percentage" office:value="0.0129787234042553">
            <text:p>1%</text:p>
          </table:table-cell>
          <table:table-cell table:style-name="ce12" table:formula="of:=([.B43]*[.B$31]+[.E43]*[.E$31])/[.G$31]" office:value-type="percentage" office:value="0.0445454545454546">
            <text:p>4%</text:p>
          </table:table-cell>
          <table:table-cell table:style-name="ce12" table:formula="of:=SUMPRODUCT([.B43:.E43];[.B$31:.E$31])/[.H$31]" office:value-type="percentage" office:value="0.0189655172413793">
            <text:p>2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Say bad things about me to others</text:p>
          </table:table-cell>
          <table:table-cell table:style-name="ce11" office:value-type="percentage" office:value="0.12">
            <text:p>12%</text:p>
          </table:table-cell>
          <table:table-cell table:style-name="ce11" office:value-type="percentage" office:value="0.04">
            <text:p>4%</text:p>
          </table:table-cell>
          <table:table-cell table:number-columns-repeated="2" table:style-name="ce11" office:value-type="percentage" office:value="0">
            <text:p>0%</text:p>
          </table:table-cell>
          <table:table-cell table:style-name="ce12" table:formula="of:=([.C44]*[.C$31]+[.D44]*[.D$31])/[.F$31]" office:value-type="percentage" office:value="0.00397163120567376">
            <text:p>0%</text:p>
          </table:table-cell>
          <table:table-cell table:style-name="ce12" table:formula="of:=([.B44]*[.B$31]+[.E44]*[.E$31])/[.G$31]" office:value-type="percentage" office:value="0.0309090909090909">
            <text:p>3%</text:p>
          </table:table-cell>
          <table:table-cell table:style-name="ce12" table:formula="of:=SUMPRODUCT([.B44:.E44];[.B$31:.E$31])/[.H$31]" office:value-type="percentage" office:value="0.00908045977011494">
            <text:p>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Threaten to contrive 209A violation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4">
            <text:p>4%</text:p>
          </table:table-cell>
          <table:table-cell table:style-name="ce11" office:value-type="percentage" office:value="0">
            <text:p>0%</text:p>
          </table:table-cell>
          <table:table-cell table:style-name="ce11" office:value-type="percentage" office:value="0.04">
            <text:p>4%</text:p>
          </table:table-cell>
          <table:table-cell table:style-name="ce12" table:formula="of:=([.C45]*[.C$31]+[.D45]*[.D$31])/[.F$31]" office:value-type="percentage" office:value="0.00397163120567376">
            <text:p>0%</text:p>
          </table:table-cell>
          <table:table-cell table:style-name="ce12" table:formula="of:=([.B45]*[.B$31]+[.E45]*[.E$31])/[.G$31]" office:value-type="percentage" office:value="0.0296969696969697">
            <text:p>3%</text:p>
          </table:table-cell>
          <table:table-cell table:style-name="ce12" table:formula="of:=SUMPRODUCT([.B45:.E45];[.B$31:.E$31])/[.H$31]" office:value-type="percentage" office:value="0.00885057471264368">
            <text:p>1%</text:p>
          </table:table-cell>
          <table:table-cell table:number-columns-repeated="1016"/>
        </table:table-row>
        <table:table-row table:style-name="ro3">
          <table:table-cell table:style-name="ce10" office:value-type="string">
            <text:p>Don’t make enough money</text:p>
          </table:table-cell>
          <table:table-cell table:number-columns-repeated="3" table:style-name="ce11" office:value-type="percentage" office:value="0">
            <text:p>0%</text:p>
          </table:table-cell>
          <table:table-cell table:style-name="ce11" office:value-type="percentage" office:value="0.02">
            <text:p>2%</text:p>
          </table:table-cell>
          <table:table-cell table:style-name="ce12" table:formula="of:=([.C46]*[.C$31]+[.D46]*[.D$31])/[.F$31]" office:value-type="percentage" office:value="0">
            <text:p>0%</text:p>
          </table:table-cell>
          <table:table-cell table:style-name="ce12" table:formula="of:=([.B46]*[.B$31]+[.E46]*[.E$31])/[.G$31]" office:value-type="percentage" office:value="0.0148484848484848">
            <text:p>1%</text:p>
          </table:table-cell>
          <table:table-cell table:style-name="ce12" table:formula="of:=SUMPRODUCT([.B46:.E46];[.B$31:.E$31])/[.H$31]" office:value-type="percentage" office:value="0.00281609195402299">
            <text:p>0%</text:p>
          </table:table-cell>
          <table:table-cell table:number-columns-repeated="1016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use_20_claimed_20_checkboxes" style:display-name="PageStyle_abuse claimed checkbo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idavit_20_allegations" style:display-name="PageStyle_affidavit alleg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41" meta:object-count="0"/>
    <meta:generator>OpenOffice/4.1.1$Win32 OpenOffice.org_project/411m6$Build-9775</meta:generator>
  </office:meta>
</office:document-meta>
</file>